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style:line-height-at-least="0.25in"/>
      <style:text-properties style:font-name="標楷體" style:font-name-asian="標楷體" fo:font-size="16pt" style:font-size-asian="16pt"/>
    </style:style>
    <style:style style:name="P3" style:parent-style-name="內文" style:family="paragraph">
      <style:paragraph-properties style:snap-to-layout-grid="false" fo:text-align="center" style:line-height-at-least="0.25in"/>
    </style:style>
    <style:style style:name="T4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/>
    </style:style>
    <style:style style:name="T5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/>
    </style:style>
    <style:style style:name="T6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/>
    </style:style>
    <style:style style:name="T7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/>
    </style:style>
    <style:style style:name="P8" style:parent-style-name="內文" style:family="paragraph">
      <style:paragraph-properties style:snap-to-layout-grid="false" fo:text-align="center" style:line-height-at-least="0.25in"/>
    </style:style>
    <style:style style:name="T9" style:parent-style-name="預設段落字型" style:family="text">
      <style:text-properties style:font-name="標楷體" style:font-name-asian="標楷體" fo:font-size="14pt" style:font-size-asian="14pt"/>
    </style:style>
    <style:style style:name="P10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11" style:parent-style-name="內文" style:family="paragraph">
      <style:paragraph-properties fo:text-align="justify" style:line-height-at-least="0.25in" fo:text-indent="0.375in"/>
      <style:text-properties style:font-name="新細明體"/>
    </style:style>
    <style:style style:name="P12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13" style:parent-style-name="內文" style:family="paragraph">
      <style:paragraph-properties fo:text-align="justify" style:line-height-at-least="0.25in" fo:text-indent="0.375in"/>
      <style:text-properties style:font-name="新細明體"/>
    </style:style>
    <style:style style:name="P14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15" style:parent-style-name="內文" style:family="paragraph">
      <style:paragraph-properties fo:text-align="justify" style:line-height-at-least="0.25in" fo:text-indent="0.375in"/>
      <style:text-properties style:font-name="新細明體"/>
    </style:style>
    <style:style style:name="P16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17" style:parent-style-name="內文" style:family="paragraph">
      <style:paragraph-properties fo:text-align="justify" style:line-height-at-least="0.25in" fo:text-indent="0.3333in"/>
    </style:style>
    <style:style style:name="T18" style:parent-style-name="預設段落字型" style:family="text">
      <style:text-properties style:font-name="新細明體"/>
    </style:style>
    <style:style style:name="T19" style:parent-style-name="預設段落字型" style:family="text">
      <style:text-properties style:font-name="新細明體" style:font-size-complex="12pt"/>
    </style:style>
    <style:style style:name="T20" style:parent-style-name="預設段落字型" style:family="text">
      <style:text-properties style:font-name="新細明體" style:font-size-complex="12pt" style:text-underline-type="single" style:text-underline-style="solid" style:text-underline-width="auto" style:text-underline-mode="continuous"/>
    </style:style>
    <style:style style:name="T21" style:parent-style-name="預設段落字型" style:family="text">
      <style:text-properties style:font-name="新細明體" style:font-size-complex="12pt" style:text-underline-type="single" style:text-underline-style="solid" style:text-underline-width="auto" style:text-underline-mode="continuous"/>
    </style:style>
    <style:style style:name="T22" style:parent-style-name="預設段落字型" style:family="text">
      <style:text-properties style:font-name="新細明體" style:font-size-complex="12pt"/>
    </style:style>
    <style:style style:name="T23" style:parent-style-name="預設段落字型" style:family="text">
      <style:text-properties style:font-name="新細明體"/>
    </style:style>
    <style:style style:name="T24" style:parent-style-name="預設段落字型" style:family="text">
      <style:text-properties style:font-name="新細明體"/>
    </style:style>
    <style:style style:name="T25" style:parent-style-name="預設段落字型" style:family="text">
      <style:text-properties style:font-name="新細明體"/>
    </style:style>
    <style:style style:name="T26" style:parent-style-name="預設段落字型" style:family="text">
      <style:text-properties style:font-name="新細明體"/>
    </style:style>
    <style:style style:name="T27" style:parent-style-name="預設段落字型" style:family="text">
      <style:text-properties style:font-name="新細明體"/>
    </style:style>
    <style:style style:name="T28" style:parent-style-name="預設段落字型" style:family="text">
      <style:text-properties style:font-name="新細明體"/>
    </style:style>
    <style:style style:name="T29" style:parent-style-name="預設段落字型" style:family="text">
      <style:text-properties style:font-name="新細明體"/>
    </style:style>
    <style:style style:name="P30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31" style:parent-style-name="內文" style:family="paragraph">
      <style:paragraph-properties fo:text-align="justify" style:line-height-at-least="0.25in" fo:text-indent="0.3333in"/>
      <style:text-properties style:font-name="新細明體"/>
    </style:style>
    <style:style style:name="P32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33" style:parent-style-name="內文" style:family="paragraph">
      <style:paragraph-properties fo:text-align="justify" style:line-height-at-least="0.25in" fo:text-indent="0.3333in"/>
      <style:text-properties style:font-name="新細明體"/>
    </style:style>
    <style:style style:name="P34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35" style:parent-style-name="內文" style:family="paragraph">
      <style:paragraph-properties fo:text-align="justify" style:line-height-at-least="0.25in" fo:text-indent="0.3333in"/>
      <style:text-properties style:font-name="新細明體"/>
    </style:style>
    <style:style style:name="P36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37" style:parent-style-name="內文" style:family="paragraph">
      <style:paragraph-properties fo:text-align="justify" style:line-height-at-least="0.25in" fo:margin-left="0.3333in">
        <style:tab-stops/>
      </style:paragraph-properties>
      <style:text-properties style:font-name="新細明體"/>
    </style:style>
    <style:style style:name="P38" style:parent-style-name="內文" style:family="paragraph">
      <style:paragraph-properties style:line-height-at-least="0.25in" fo:margin-left="0.3333in" fo:text-indent="2.1666in">
        <style:tab-stops/>
      </style:paragraph-properties>
      <style:text-properties style:font-name="標楷體" style:font-name-asian="標楷體"/>
    </style:style>
    <style:style style:name="P39" style:parent-style-name="純文字" style:family="paragraph">
      <style:paragraph-properties style:snap-to-layout-grid="false" style:line-height-at-least="0.25in"/>
    </style:style>
    <style:style style:name="T40" style:parent-style-name="預設段落字型" style:family="text">
      <style:text-properties style:font-name="標楷體" style:font-name-asian="標楷體"/>
    </style:style>
    <style:style style:name="T41" style:parent-style-name="預設段落字型" style:family="text">
      <style:text-properties style:font-name="標楷體" style:font-name-asian="標楷體"/>
    </style:style>
    <style:style style:name="T42" style:parent-style-name="預設段落字型" style:family="text">
      <style:text-properties style:font-name="標楷體" style:font-name-asian="標楷體"/>
    </style:style>
    <style:style style:name="P43" style:parent-style-name="純文字" style:family="paragraph">
      <style:paragraph-properties style:snap-to-layout-grid="false" style:line-height-at-least="0.25in"/>
    </style:style>
    <style:style style:name="T44" style:parent-style-name="預設段落字型" style:family="text">
      <style:text-properties style:font-name="標楷體" style:font-name-asian="標楷體"/>
    </style:style>
    <style:style style:name="T45" style:parent-style-name="預設段落字型" style:family="text">
      <style:text-properties style:font-name="標楷體" style:font-name-asian="標楷體" fo:font-weight="bold" style:font-weight-asian="bold" fo:font-size="16pt" style:font-size-asian="16pt"/>
    </style:style>
    <style:style style:name="P46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47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48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49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50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51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52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53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54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55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56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57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58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59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60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61" style:parent-style-name="純文字" style:family="paragraph">
      <style:paragraph-properties style:snap-to-layout-grid="false" style:line-height-at-least="0.25in"/>
    </style:style>
    <style:style style:name="T62" style:parent-style-name="預設段落字型" style:family="text">
      <style:text-properties style:font-name="標楷體" style:font-name-asian="標楷體"/>
    </style:style>
  </office:automatic-styles>
  <office:body>
    <office:text text:use-soft-page-breaks="true">
      <text:p text:style-name="P1">臺北市立松山高級中學107學年度</text:p>
      <text:p text:style-name="P3"><text:span text:style-name="T4">高一</text:span><text:span text:style-name="T5">「</text:span><text:span text:style-name="T6">基礎地球科學</text:span><text:span text:style-name="T7">」</text:span></text:p>
      <text:p text:style-name="P8"><text:span text:style-name="T9">教學活動計畫</text:span></text:p>
      <text:p text:style-name="P10">壹、課程目標</text:p>
      <text:p text:style-name="P11">藉由生活化的教學內容與實驗活動，瞭解地球型態、組成、構造、活動、歷史及在宇宙中的地位等基本概念，認識自然界的多元性和一致性。引導學生探究人類與地球環境的關係，進而培養親近自然、愛護環境的情操。並從課程中增進學習地球科學的興趣，熟悉科學方法，提昇個人解決問題、自我學習、推理思考、表達溝通之能力，以適應社會變遷，成為具有科學素養的國民。</text:p>
      <text:p text:style-name="P12">貳、教學目標</text:p>
      <text:p text:style-name="P13">以國中「自然與生活科技」中之地球科學課程部分為基礎，藉由高中基礎地球科學課程的學習，使同學獲得地球科學的基本概念，從而奠定地球科學學科基礎能力，幫助同學在未來高三參加學科能力測驗時，能在自然科的地球科學測驗部分獲得較佳的表現；而未來高二修習的同學，亦能具有足夠的基礎地球科學知識，順利延續「基礎地球科學」下冊的學習。</text:p>
      <text:p text:style-name="P14">參、教學計畫</text:p>
      <text:p text:style-name="P15">本學期上課採用主題式教學法的精神，於課堂講授時，著重觀念、原理或公式的系統化及條理式的整理，期使同學建立良好而深入的觀念。並配合教學進度安排實驗室進行相關實驗，使同學能從實驗中探討並印證原理。同時依課程需要，配合視聽教學，以提高學習興趣並增進學習效果。此外，要求同學作課外延伸學習活動以增進自我學習的能力。</text:p>
      <text:p text:style-name="P16">肆、教材內容簡介</text:p>
      <text:p text:style-name="P17"><text:span text:style-name="T18">本學年經教</text:span><text:span text:style-name="T19">師教學研究會詳加考量各版本教科書後，選用由</text:span><text:a xlink:href="http://tw.wrs.yahoo.com/_ylt=A8tUxwg3ZutFIFIAMbJr1gt.;_ylu=X3oDMTB2ZjQ4dDExBGNvbG8DdwRsA1dTMQRwb3MDMgRzZWMDc3IEdnRpZAM-/SIG=11b65m71a/EXP=1173141431/**http%3A/www.chwa.com.tw/" office:target-frame-name="_blank" xlink:show="new"><text:span text:style-name="T20">全華科技圖書公司</text:span></text:a><text:span text:style-name="T21">王乾盈</text:span><text:span text:style-name="T22">教授主編的</text:span><text:span text:style-name="T23">版本。該書共分</text:span><text:span text:style-name="T24">八</text:span><text:span text:style-name="T25">章：一、探索地球，二、從太空看地球，三、從地球看星空，四、地球的結構，五、大氣與海洋的變動，六、固體地球的變動，七、</text:span><text:span text:style-name="T26">天然</text:span><text:span text:style-name="T27">災害，八、</text:span><text:span text:style-name="T28">環境</text:span><text:span text:style-name="T29">變遷，並輔以課程內容相關之實驗安排。</text:span></text:p>
      <text:p text:style-name="P30">伍、教學要求</text:p>
      <text:p text:style-name="P31">同學上課能認真聽講並作筆記，實驗課能多加動手操作、細心觀察、多作討論，遇有疑問必請教老師或同學，能準時繳交作業或<text:soft-page-break/>報告並確實訂正考試錯誤。</text:p>
      <text:p text:style-name="P32">陸、評量方法與成績計算</text:p>
      <text:p text:style-name="P33">本科有一次期中考及期末考的二次定期考查，試卷成績分別佔學期成績的30%、30％，另40%為平時成績。平時成績的評量包括四項：一、課堂上課與實驗課程的表現，二、每章習題作業或實驗報告的繳交，三、課外延伸學習的表現，四、專題報告。</text:p>
      <text:p text:style-name="P34">柒、家長配合協助事項</text:p>
      <text:p text:style-name="P35">本課程為兩學分，故每週僅上課一次，每次兩節課。由於課程內容豐富，但上課時間甚短且間隔甚長，請家長督促同學平時多加複習，並鼓勵同學多加發問，儘可能多看一些課外科學期刊或利用網路查詢相關網站上的資料，以補課內之不足。</text:p>
      <text:p text:style-name="P36">捌、聯絡方式</text:p>
      <text:p text:style-name="P37">如有賜教，煩請上班時間電話聯絡：27535966轉350<text:s/></text:p>
      <text:p text:style-name="P38"><text:s/></text:p>
      <text:p text:style-name="P39"><text:span text:style-name="T40">本篇摘自「智者之語」，作者</text:span><text:span text:style-name="T41">KAHLIL</text:span><text:span text:style-name="T42"><text:s/>GIBRAN，紀伯倫</text:span></text:p>
      <text:p text:style-name="P43"><text:span text:style-name="T44"><text:s text:c="18"/></text:span><text:span text:style-name="T45">On Children</text:span></text:p>
      <text:p text:style-name="P46">你的孩子不是你的孩子</text:p>
      <text:p text:style-name="P47">他們是渴求生命自我的子女</text:p>
      <text:p text:style-name="P48">他們經你而來，卻不來自於你</text:p>
      <text:p text:style-name="P49">雖然他們和你在一起，卻不屬於你</text:p>
      <text:p text:style-name="P50">你可以給他們你的愛，卻不是你的想法</text:p>
      <text:p text:style-name="P51">因他們有自己的想法</text:p>
      <text:p text:style-name="P52">你可以提供他們形體的住所，卻無法提供心靈的居所</text:p>
      <text:p text:style-name="P53">因為他們的靈魂棲息在明日之屋，那裡即使在夢裡，</text:p>
      <text:p text:style-name="P54">你也無從拜訪</text:p>
      <text:p text:style-name="P55">你可以努力去像他們，卻不要奮力地要他們像你</text:p>
      <text:p text:style-name="P56">因為生命不向後退，也非昨日的滯留</text:p>
      <text:p text:style-name="P57">你是射出孩子這活箭的弓把</text:p>
      <text:p text:style-name="P58">射手看到無窮道路上的記號，使勁一彎弓，</text:p>
      <text:p text:style-name="P59">好讓他的箭射得既快又遠</text:p>
      <text:p text:style-name="P60">在射手的手下愉快地彎下身軀吧</text:p>
      <text:p text:style-name="P61"><text:span text:style-name="T62">因為愛不僅是那飛揚的箭弩，亦是那穩定的弓把~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7.1659in" fo:page-height="10.1194in" style:print-orientation="portrait" fo:margin-top="0.5909in" fo:margin-left="1.1812in" fo:margin-bottom="0.6888in" fo:margin-right="1.1812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F2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footer>
        <text:p text:style-name="頁尾"><draw:frame draw:style-name="F2" text:anchor-type="paragraph" svg:y="0.0006in" draw:z-index="0"><draw:text-box fo:min-height="0in" fo:min-width="0in"><text:p text:style-name="頁尾"><text:span text:style-name="頁碼"><text:page-number text:fixed="false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松山高中</dc:title>
    <dc:description/>
    <dc:subject/>
    <meta:initial-creator>張永佶</meta:initial-creator>
    <dc:creator>SupermanSJT t</dc:creator>
    <meta:creation-date>2019-03-07T05:14:00Z</meta:creation-date>
    <dc:date>2019-03-07T05:14:00Z</dc:date>
    <meta:print-date>2002-09-03T07:46:00Z</meta:print-date>
    <meta:template xlink:href="Normal" xlink:type="simple"/>
    <meta:editing-cycles>2</meta:editing-cycles>
    <meta:editing-duration>PT0S</meta:editing-duration>
    <meta:document-statistic meta:page-count="2" meta:paragraph-count="3" meta:word-count="233" meta:character-count="1562" meta:row-count="11" meta:non-whitespace-character-count="1332"/>
  </office:meta>
</office:document-meta>
</file>